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Preformatted_20_Text">
      <style:text-properties officeooo:rsid="0004536c" officeooo:paragraph-rsid="000633ed"/>
    </style:style>
    <style:style style:name="P3" style:family="paragraph" style:parent-style-name="Preformatted_20_Text">
      <style:text-properties officeooo:rsid="0004536c" officeooo:paragraph-rsid="0004536c"/>
    </style:style>
    <style:style style:name="P4" style:family="paragraph" style:parent-style-name="Preformatted_20_Text">
      <style:text-properties officeooo:rsid="0005e1da" officeooo:paragraph-rsid="0005e1da"/>
    </style:style>
    <style:style style:name="P5" style:family="paragraph" style:parent-style-name="Preformatted_20_Text">
      <style:text-properties officeooo:rsid="0005e1da" officeooo:paragraph-rsid="000633ed"/>
    </style:style>
    <style:style style:name="P6" style:family="paragraph" style:parent-style-name="Preformatted_20_Text">
      <style:text-properties officeooo:rsid="00062965" officeooo:paragraph-rsid="00062965"/>
    </style:style>
    <style:style style:name="P7" style:family="paragraph" style:parent-style-name="Preformatted_20_Text">
      <style:text-properties officeooo:rsid="0006850c" officeooo:paragraph-rsid="0006850c"/>
    </style:style>
    <style:style style:name="P8" style:family="paragraph" style:parent-style-name="Preformatted_20_Text">
      <style:text-properties officeooo:rsid="0006850c" officeooo:paragraph-rsid="000633ed"/>
    </style:style>
    <style:style style:name="P9" style:family="paragraph" style:parent-style-name="Preformatted_20_Text">
      <style:text-properties officeooo:rsid="0006b9c0" officeooo:paragraph-rsid="0006b9c0"/>
    </style:style>
    <style:style style:name="P10" style:family="paragraph" style:parent-style-name="Preformatted_20_Text">
      <style:text-properties fo:font-weight="bold" officeooo:rsid="0005e1da" officeooo:paragraph-rsid="000633ed" style:font-weight-asian="bold" style:font-weight-complex="bold"/>
    </style:style>
    <style:style style:name="P11" style:family="paragraph" style:parent-style-name="Preformatted_20_Text">
      <style:text-properties fo:font-weight="bold" officeooo:rsid="000d65b0" officeooo:paragraph-rsid="000d65b0" style:font-weight-asian="bold" style:font-weight-complex="bold"/>
    </style:style>
    <style:style style:name="P12" style:family="paragraph" style:parent-style-name="Preformatted_20_Text">
      <style:text-properties fo:font-weight="bold" officeooo:rsid="000b94fd" officeooo:paragraph-rsid="000633ed" style:font-weight-asian="bold" style:font-weight-complex="bold"/>
    </style:style>
    <style:style style:name="P13" style:family="paragraph" style:parent-style-name="Preformatted_20_Text">
      <style:text-properties fo:font-weight="normal" officeooo:rsid="0005e1da" officeooo:paragraph-rsid="000633ed" style:font-weight-asian="normal" style:font-weight-complex="normal"/>
    </style:style>
    <style:style style:name="P14" style:family="paragraph" style:parent-style-name="Preformatted_20_Text">
      <style:text-properties fo:font-weight="normal" officeooo:rsid="000b94fd" officeooo:paragraph-rsid="000633ed" style:font-weight-asian="normal" style:font-weight-complex="normal"/>
    </style:style>
    <style:style style:name="P15" style:family="paragraph" style:parent-style-name="Preformatted_20_Text">
      <style:text-properties officeooo:rsid="000633ed" officeooo:paragraph-rsid="000633ed"/>
    </style:style>
    <style:style style:name="P16" style:family="paragraph" style:parent-style-name="Preformatted_20_Text">
      <style:text-properties officeooo:rsid="0012d161" officeooo:paragraph-rsid="0012d161"/>
    </style:style>
    <style:style style:name="P17" style:family="paragraph" style:parent-style-name="Preformatted_20_Text">
      <style:text-properties officeooo:rsid="00133e7a" officeooo:paragraph-rsid="00133e7a"/>
    </style:style>
    <style:style style:name="T1" style:family="text">
      <style:text-properties officeooo:rsid="0004536c"/>
    </style:style>
    <style:style style:name="T2" style:family="text">
      <style:text-properties officeooo:rsid="000633ed"/>
    </style:style>
    <style:style style:name="T3" style:family="text">
      <style:text-properties officeooo:rsid="0006850c"/>
    </style:style>
    <style:style style:name="T4" style:family="text">
      <style:text-properties officeooo:rsid="0006b9c0"/>
    </style:style>
    <style:style style:name="T5" style:family="text">
      <style:text-properties officeooo:rsid="00077342"/>
    </style:style>
    <style:style style:name="T6" style:family="text">
      <style:text-properties officeooo:rsid="000b94f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b94fd" style:font-weight-asian="normal" style:font-weight-complex="normal"/>
    </style:style>
    <style:style style:name="T9" style:family="text">
      <style:text-properties officeooo:rsid="001404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dées </text:span>Projet BDD </text:p>
      <text:p text:style-name="Preformatted_20_Text"/>
      <text:p text:style-name="Preformatted_20_Text"/>
      <text:p text:style-name="P3">Sujet de la base de données : Animés </text:p>
      <text:p text:style-name="P4">Tables : </text:p>
      <text:p text:style-name="P4"/>
      <text:p text:style-name="P4"/>
      <text:p text:style-name="P4"><text:span text:style-name="T2">- Noms des animés =</text:span><text:tab/> * <text:span text:style-name="T2">Catégories </text:span></text:p>
      <text:p text:style-name="P5"><text:tab/><text:tab/><text:tab/><text:tab/><text:tab/> <text:tab/> * <text:span text:style-name="T2">Genres</text:span></text:p>
      <text:p text:style-name="P5"><text:tab/><text:tab/><text:tab/><text:tab/><text:tab/><text:tab/> * <text:span text:style-name="T2">Durées</text:span></text:p>
      <text:p text:style-name="P15">- Auteurs/Mangakas = * Nom </text:p>
      <text:p text:style-name="P5"><text:tab/><text:tab/><text:tab/><text:tab/><text:tab/><text:tab/>* <text:span text:style-name="T4">Prénom</text:span></text:p>
      <text:p text:style-name="P9"><text:tab/><text:tab/><text:tab/><text:tab/><text:tab/><text:tab/>* Date de naissance </text:p>
      <text:p text:style-name="P5">- <text:span text:style-name="T2">Studios de productions = * Nom </text:span></text:p>
      <text:p text:style-name="P5"><text:tab/><text:tab/><text:tab/><text:tab/><text:tab/><text:tab/><text:tab/> <text:s text:c="2"/>* <text:span text:style-name="T5">Année de création </text:span></text:p>
      <text:p text:style-name="P5"><text:tab/><text:tab/><text:tab/><text:tab/><text:tab/><text:tab/><text:tab/><text:tab/>* <text:span text:style-name="T5">Animés produits </text:span></text:p>
      <text:p text:style-name="P5">- <text:span text:style-name="T3">Diffusions = * Année de départ </text:span></text:p>
      <text:p text:style-name="P5"><text:tab/><text:tab/><text:tab/><text:tab/> * <text:span text:style-name="T3">Année de fin </text:span></text:p>
      <text:p text:style-name="P5"><text:tab/><text:tab/><text:tab/><text:tab/> * <text:span text:style-name="T4">Nombres d’épisodes </text:span></text:p>
      <text:p text:style-name="P5"><text:tab/><text:tab/><text:tab/><text:tab/> * <text:span text:style-name="T4">En cours </text:span></text:p>
      <text:p text:style-name="P5"><text:tab/><text:tab/><text:tab/><text:tab/> * <text:span text:style-name="T4">Terminé </text:span></text:p>
      <text:p text:style-name="P5"/>
      <text:p text:style-name="P10"><text:span text:style-name="T6">doubleurs</text:span><text:span text:style-name="T8"> </text:span></text:p>
      <text:p text:style-name="P14"/>
      <text:p text:style-name="P11">contrats</text:p>
      <text:p text:style-name="P14"/>
      <text:p text:style-name="P12">genres </text:p>
      <text:p text:style-name="P10"/>
      <text:p text:style-name="P11">catégories</text:p>
      <text:p text:style-name="P10"/>
      <text:p text:style-name="P12">épisodes</text:p>
      <text:p text:style-name="P13"/>
      <text:p text:style-name="P11">type de diffusion<text:span text:style-name="T7"> </text:span></text:p>
      <text:p text:style-name="P14"/>
      <text:p text:style-name="P5"/>
      <text:p text:style-name="P5"/>
      <text:p text:style-name="P8">Catégories : </text:p>
      <text:p text:style-name="P6">Shonen</text:p>
      <text:p text:style-name="P6">Shojo</text:p>
      <text:p text:style-name="P6">Josei</text:p>
      <text:p text:style-name="P6">Seinen</text:p>
      <text:p text:style-name="P6">Seijin </text:p>
      <text:p text:style-name="P6"/>
      <text:p text:style-name="P2">G<text:span text:style-name="T3">enres : </text:span></text:p>
      <text:p text:style-name="P7">Gekiga </text:p>
      <text:p text:style-name="P7">Hentai </text:p>
      <text:p text:style-name="P7">Maho shojo</text:p>
      <text:p text:style-name="P7">Mecha </text:p>
      <text:p text:style-name="P7">Nekkestu </text:p>
      <text:p text:style-name="P7">Yaoi </text:p>
      <text:p text:style-name="P7">Yuri </text:p>
      <text:p text:style-name="P7">Isekai</text:p>
      <text:p text:style-name="P3"/>
      <text:p text:style-name="P16">SELECT*FROM CATEGORIE </text:p>
      <text:p text:style-name="P16">INNER JOIN ANIME on CATEGORY.key = ANIME.key </text:p>
      <text:p text:style-name="P16"/>
      <text:p text:style-name="P16">SELECT DOUBLEUR, STUDIO_DE_PRODUCTION </text:p>
      <text:p text:style-name="P16">FROM ANIME </text:p>
      <text:p text:style-name="P16">GROUP BY DOUBLEUR </text:p>
      <text:p text:style-name="P16"/>
      <text:p text:style-name="P16">SELECT ID, NOM,CATEGORIE</text:p>
      <text:p text:style-name="P16">FROM ANIME </text:p>
      <text:p text:style-name="P16">ORDER BY ID</text:p>
      <text:p text:style-name="P16"/>
      <text:p text:style-name="P17"><text:soft-page-break/>SELECT NOM, DUREE</text:p>
      <text:p text:style-name="P17">FROM ANIME </text:p>
      <text:p text:style-name="P17">WHERE SAISON.durée = DUREE.saison </text:p>
      <text:p text:style-name="P17"/>
      <text:p text:style-name="P17">SELECT ID, <text:span text:style-name="T9">(</text:span>SUM)DUREE</text:p>
      <text:p text:style-name="P17">FROM SAISON </text:p>
      <text:p text:style-name="P17">GROUP BY ID </text:p>
      <text:p text:style-name="P17">HAVING <text:span text:style-name="T9">SUM</text:span>(DUREE) <text:span text:style-name="T9">&gt; 1000 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9T22:13:08.398066917</dc:date>
    <meta:editing-duration>PT4H6M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53" meta:word-count="140" meta:character-count="873" meta:non-whitespace-character-count="683"/>
  </office:meta>
</office:document-meta>
</file>